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2F45117EF7929C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.378cm" fo:min-width="1.976cm"/>
    </style:style>
    <style:style style:name="gr3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952cm" fo:min-width="0.774cm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1cm" svg:y="1.274cm">
          <draw:image xlink:href="Pictures/1000000000000D05000008612F45117EF7929CD2.jpg" xlink:type="simple" xlink:show="embed" xlink:actuate="onLoad" loext:mime-type="image/jpeg">
            <text:p/>
          </draw:image>
        </draw:frame>
        <draw:custom-shape draw:style-name="gr2" draw:text-style-name="P2" draw:layer="layout" svg:width="3.5cm" svg:height="2.3cm" svg:x="1.9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7cm" svg:x="7.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1:33:55.536184399</dc:date>
    <meta:editing-duration>PT4M27S</meta:editing-duration>
    <meta:editing-cycles>2</meta:editing-cycles>
    <meta:generator>LibreOffice/6.4.5.2$Linux_X86_64 LibreOffice_project/40$Build-2</meta:generator>
    <meta:document-statistic meta:object-count="3"/>
  </office:meta>
</office:document-meta>
</file>